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Text_20_body" style:list-style-name="L4">
      <style:paragraph-properties fo:margin-top="0in" fo:margin-bottom="0in"/>
    </style:style>
    <style:style style:name="P43" style:family="paragraph" style:parent-style-name="Text_20_body" style:list-style-name="L5">
      <style:paragraph-properties fo:margin-top="0in" fo:margin-bottom="0in"/>
    </style:style>
    <style:style style:name="P44" style:family="paragraph" style:parent-style-name="Text_20_body" style:list-style-name="L6">
      <style:paragraph-properties fo:margin-top="0in" fo:margin-bottom="0in"/>
    </style:style>
    <style:style style:name="P45" style:family="paragraph" style:parent-style-name="Text_20_body" style:list-style-name="L7">
      <style:paragraph-properties fo:margin-top="0in" fo:margin-bottom="0in"/>
    </style:style>
  </office:automatic-styles>
  <office:body>
    <office:text>
      <text:p text:style-name="Title">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Console to SAAS<text:bookmark-end text:name="console-to-saas"/></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1" text:outline-level="1"><text:bookmark-start text:name="the-boss-that-is-hurrying-up-proof-of-concept--source-code"/>The boss that is hurrying up: proof of concept + source code<text:bookmark-end text:name="the-boss-that-is-hurrying-up-proof-of-concept--source-code"/></text:h>
      <text:p text:style-name="First_20_paragraph">True story: one day my boss came and he asked me to have a discussion about how can we help our colleagues from the financial department since they are thinking about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 the process without any human intervention. This would allow to have all our employees to continue their work simultaneously with less effort than before. The prototype solution that we developed was a console app written in C# where we were able to fulfill our requirements in a minimum amount of time.</text:p>
      <text:h text:style-name="Heading_20_2" text:outline-level="2"><text:bookmark-start text:name="exercise"/>Exercise<text:bookmark-end text:name="exercise"/></text:h>
      <text:p text:style-name="First_20_paragraph">Make a Console solution that reads all word documents from a folder , parses and outputs the contents to Excel.. Create and make it work, the easy way. You can find sample data in the folder data in the github project .</text:p>
      <text:h text:style-name="Heading_20_2" text:outline-level="2"><text:bookmark-start text:name="impact-to-the-solution"/>Impact to the solution<text:bookmark-end text:name="impact-to-the-solution"/></text:h>
      <text:p text:style-name="First_20_paragraph">We decided to go with a third-party tool (NPOI) instead of us making a library that parses word documents.</text:p>
      <text:h text:style-name="Heading_20_2" text:outline-level="2"><text:bookmark-start text:name="code"/>Code<text:bookmark-end text:name="code"/></text:h>
      <text:p text:style-name="P4">string folderWithWordDocs = Console.ReadLine();</text:p>
      <text:p text:style-name="P5"><text:s text:c="12"/></text:p>
      <text:p text:style-name="P6">//omitted code for clarity</text:p>
      <text:p text:style-name="P7">foreach (string file in Directory.GetFiles(folderWithWordDocs, "*.docx"))</text:p>
      <text:p text:style-name="P8">{</text:p>
      <text:p text:style-name="P9"><text:s text:c="4"/>//omitted code for clarity</text:p>
      <text:p text:style-name="P10"><text:s text:c="4"/>var contractorDetails = ExactContractorDetails(document.Tables[0]);</text:p>
      <text:p text:style-name="P11"><text:s text:c="4"/>allContractors.Add(contractorDetails);</text:p>
      <text:p text:style-name="P12">}</text:p>
      <text:p text:style-name="First_20_paragraph">As you can see, we were facing resolving the solution for the particular client for the specific situation without having an overview of the overall process or any thoughts to going this idea further. The whole process is a sequence of operations without any control flow involved.</text:p>
      <text:h text:style-name="Heading_20_3" text:outline-level="3"><text:bookmark-start text:name="download-code"/>Download code<text:bookmark-end text:name="download-code"/></text:h>
      <text:p text:style-name="First_20_paragraph">Code at <text:a xlink:type="simple" xlink:href="https://ignatandrei.github.io/console_to_saas/sources/Chapter01.zip" office:name=""><text:span text:style-name="Definition">Chapter01</text:span></text:a></text:p>
      <text:h text:style-name="Heading_20_2" text:outline-level="2"><text:bookmark-start text:name="further-reading"/>Further reading<text:bookmark-end text:name="further-reading"/></text:h>
      <text:p text:style-name="First_20_paragraph">Read about Gui.cs - <text:a xlink:type="simple" xlink:href="https://github.com/migueldeicaza/gui.cs" office:name=""><text:span text:style-name="Definition">https://github.com/migueldeicaza/gui.cs</text:span></text:a></text:p>
      <text:p text:style-name="Text_20_body">Read about the difference between EnumerateFiles and GetFiles.</text:p>
      <text:p text:style-name="Text_20_body">Read about Async Enumerable in .NET 3.0</text:p>
      <text:h text:style-name="Heading_20_1" text:outline-level="1"><text:bookmark-start text:name="financial-department-last-tweaks-mvp--fixing-bugs-source-control"/>Financial department last tweaks: MVP + fixing bugs, source control<text:bookmark-end text:name="financial-department-last-tweaks-mvp--fixing-bugs-source-control"/></text:h>
      <text:p text:style-name="First_20_paragraph">We installed our console app on one of the computers of an employee in the financial department, we set it up and we let it running.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technical-analysis-1"/>Technical analysis<text:bookmark-end text:name="technical-analysis-1"/></text:h>
      <text:p text:style-name="First_20_paragraph">We decided to have 2 separate projects (a business logic and console) because it is not taking so much time and can be beneficial in the long run. Also, because of the modifications , we need to have a source control - or, at least, to can go back to some version.</text:p>
      <text:h text:style-name="Heading_20_2" text:outline-level="2"><text:bookmark-start text:name="exercise-1"/>Exercise<text:bookmark-end text:name="exercise-1"/></text:h>
      <text:p text:style-name="First_20_paragraph">Try to refactor the solution from Chapter 1 to extract the business logic( i.e. transforming word files into an excel file) into a separate class.</text:p>
      <text:h text:style-name="Heading_20_2" text:outline-level="2"><text:bookmark-start text:name="code-1"/>Code<text:bookmark-end text:name="code-1"/></text:h>
      <text:p text:style-name="P13">var wordExtractor = new WordContractExtractor(folderWithWordDocs);</text:p>
      <text:p text:style-name="P14">wordExtractor.ExtractToFile(excelResultsFile);</text:p>
      <text:p text:style-name="First_20_paragraph">Now, we are ready to process any folder very easy, just be instantiating a new class with the directory</text:p>
      <text:h text:style-name="Heading_20_3" text:outline-level="3"><text:bookmark-start text:name="download-code-1"/>Download code<text:bookmark-end text:name="download-code-1"/></text:h>
      <text:p text:style-name="First_20_paragraph">Code at <text:a xlink:type="simple" xlink:href="https://ignatandrei.github.io/console_to_saas/sources/Chapter02.zip" office:name=""><text:span text:style-name="Definition">Chapter02</text:span></text:a></text:p>
      <text:h text:style-name="Heading_20_2" text:outline-level="2"><text:bookmark-start text:name="further-reading-1"/>Further reading<text:bookmark-end text:name="further-reading-1"/></text:h>
      <text:p text:style-name="First_20_paragraph">Version Control : <text:a xlink:type="simple" xlink:href="https://en.wikipedia.org/wiki/Version_control" office:name=""><text:span text:style-name="Definition">https://en.wikipedia.org/wiki/Version_control</text:span></text:a></text:p>
      <text:p text:style-name="Text_20_body">Set also a repository at <text:a xlink:type="simple" xlink:href="http://github.com/" office:name=""><text:span text:style-name="Definition">http://github.com/</text:span></text:a> , <text:a xlink:type="simple" xlink:href="https://azure.microsoft.com/en-us/services/devops/" office:name=""><text:span text:style-name="Definition">https://azure.microsoft.com/en-us/services/devops/</text:span></text:a> or other online source control.</text:p>
      <text:p text:style-name="Text_20_body">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second-internal-customer-sharing-code-source--settings-for-client"/>Second internal customer: sharing code source + settings for client<text:bookmark-end text:name="second-internal-customer-sharing-code-source--settings-for-client"/></text:h>
      <text:p text:style-name="First_20_paragraph">It has been a few months since our financial department is using the application and they were happy with it. On a morning coffee break where we were discussing the new automation trends, they mention the tool that we developed.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more suitable as a product development.</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 change. For now we have just the directory path. Along with the config, we have added also a class that manages the reading operation to move the reading operation</text:p>
      <text:h text:style-name="Heading_20_2" text:outline-level="2"><text:bookmark-start text:name="exercise-2"/>Exercise<text:bookmark-end text:name="exercise-2"/></text:h>
      <text:p text:style-name="First_20_paragraph">Make a Console solution that can read a configurable setting( the folder path to be searched ) from a file instead of being hard coded into the application. Do not over-engineer the solution. Create and make it work, the easy way.</text:p>
      <text:h text:style-name="Heading_20_2" text:outline-level="2"><text:bookmark-start text:name="technicalwhy"/>(Technical)Why<text:bookmark-end text:name="technicalwhy"/></text:h>
      <text:p text:style-name="First_20_paragraph">The reason that we put the setting into a configuration file and not make 2 applications is to have an easy way to maintain the same application for 2 clients. Also, later, the client may want to read from 2 different folders ?</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5">var settings = Settings.From("app.json");</text:p>
      <text:p text:style-name="P16">var directoryToSearch= settings.DocumentSLocation;</text:p>
      <text:h text:style-name="Heading_20_3" text:outline-level="3"><text:bookmark-start text:name="download-code-2"/>Download code<text:bookmark-end text:name="download-code-2"/></text:h>
      <text:p text:style-name="First_20_paragraph">Code at <text:a xlink:type="simple" xlink:href="https://ignatandrei.github.io/console_to_saas/sources/Chapter03.zip" office:name=""><text:span text:style-name="Definition">Chapter03</text:span></text:a></text:p>
      <text:h text:style-name="Heading_20_2" text:outline-level="2"><text:bookmark-start text:name="further-reading-2"/>Further reading<text:bookmark-end text:name="further-reading-2"/></text:h>
      <text:p text:style-name="First_20_paragraph">An application can have multiple sources of configuration.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 ) : Environment, command line, configuration file, code ( in this order)</text:p>
      <text:p text:style-name="Text_20_body">Read also about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transform-to-product-making-a-gui"/>Transform to product: making a GUI<text:bookmark-end text:name="transform-to-product-making-a-gui"/></text:h>
      <text:p text:style-name="First_20_paragraph">At our Digital Transformation Center Department we have recurring meetings with clients that are part of our continuous iterative process to identify things that needs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sed that this is real a missing point in the current market and we planned to develop a product around this. At this point we had a validated idea by the market and we decided to evolve based on the client needs. Selling the application to multiple clients means to have configurable the word extracting and location of the documents. We ended up creating a GUI to allow the user to configure himself the automation parameters. This was a valuable feature for our users since most of them could be non technical. Transfer the ownership of the paths from the config file to more appropriate user interface</text:p>
      <text:h text:style-name="Heading_20_2" text:outline-level="2"><text:bookmark-start text:name="technical-analysis-3"/>Technical analysis<text:bookmark-end text:name="technical-analysis-3"/></text:h>
      <text:p text:style-name="First_20_paragraph">Sharing code source from console application to the GUI application in order to not duplicate code Transfer the ownership of the hardcoded paths to an external location. In our case we have the user interface for this Define a user interface (maybe with the progress of the operations ?) Adding logging for knowing what happens if an error occurs Adding exception handling to not crash the application Maybe add some specific code per project ( in our case, assert that user have not entered any folder / maybe list what documents have been successfully processed and what not)</text:p>
      <text:h text:style-name="Heading_20_2" text:outline-level="2"><text:bookmark-start text:name="exercise-3"/>Exercise<text:bookmark-end text:name="exercise-3"/></text:h>
      <text:p text:style-name="First_20_paragraph">Modify the existing solution to support both Console and GUI.</text:p>
      <text:h text:style-name="Heading_20_2" text:outline-level="2"><text:bookmark-start text:name="impact-to-the-solution-1"/>Impact to the solution<text:bookmark-end text:name="impact-to-the-solution-1"/></text:h>
      <text:p text:style-name="First_20_paragraph">From a solution with a single project, we have now a solution with 3 projects Business Layer (BL) - logic for the application - in our case, processing documents from a folder Console ( referencing BL) Desktop ( referencing BL)</text:p>
      <text:p text:style-name="Text_20_body">The BL has the code that was previous in the console application( loading settings, doing extraction) + some new code ( logging, others)</text:p>
      <text:h text:style-name="Heading_20_2" text:outline-level="2"><text:bookmark-start text:name="code-3"/>Code<text:bookmark-end text:name="code-3"/></text:h>
      <text:p text:style-name="First_20_paragraph">The business logic is now more simple:</text:p>
      <text:p text:style-name="P17">public void ExtractToFile(string excelFileOutput)</text:p>
      <text:p text:style-name="P18">{ <text:s text:c="6"/></text:p>
      <text:p text:style-name="P19">string[] files = Directory.GetFiles(_documentLocation, "*.docx");</text:p>
      <text:p text:style-name="P20">_logger.Info($"processing {files.Length} word documents");</text:p>
      <text:p text:style-name="P21">//code omitted for brevity</text:p>
      <text:p text:style-name="First_20_paragraph">The Console code now is very simple, just calling code from BL:</text:p>
      <text:p text:style-name="P22">var settings = Settings.From("app.json");</text:p>
      <text:p text:style-name="P23">var extractor = new WordContractExtractor(settings.DocumentsLocation);</text:p>
      <text:p text:style-name="P24">extractor.Start();</text:p>
      <text:p text:style-name="First_20_paragraph">The Desktop is calling the same BL , with some increased feedback for the user:</text:p>
      <text:p text:style-name="P25">try</text:p>
      <text:p text:style-name="P26">{</text:p>
      <text:p text:style-name="P27"><text:s text:c="4"/>string folderWithWordDocs = folderPath.Text;</text:p>
      <text:p text:style-name="P28"><text:s text:c="4"/>if (string.IsNullOrWhiteSpace(folderWithWordDocs))</text:p>
      <text:p text:style-name="P29"><text:s text:c="4"/>{</text:p>
      <text:p text:style-name="P30"><text:s text:c="8"/>MessageBox.Show("please choose a folder");</text:p>
      <text:p text:style-name="P31"><text:s text:c="8"/>return;</text:p>
      <text:p text:style-name="P32"><text:s text:c="4"/>}</text:p>
      <text:p text:style-name="P33"><text:s text:c="4"/>string excelResultsFile = "Contractors.xlsx";</text:p>
      <text:p text:style-name="P34"><text:s text:c="4"/>var wordExtractor = new WordContractExtractor(folderWithWordDocs);</text:p>
      <text:p text:style-name="P35"><text:s text:c="4"/>wordExtractor.ExtractToFile(excelResultsFile);</text:p>
      <text:p text:style-name="P36">}</text:p>
      <text:p text:style-name="P37">catch(Exception ex)</text:p>
      <text:p text:style-name="P38">{</text:p>
      <text:p text:style-name="P39"><text:s text:c="4"/>_logger.Error(ex,$"exception in <text:s text:c="1"/>{nameof(StartButton_Click)}");</text:p>
      <text:p text:style-name="P40"><text:s text:c="4"/>MessageBox.Show("an error occured. See the log file for details");</text:p>
      <text:p text:style-name="P41">}</text:p>
      <text:h text:style-name="Heading_20_3" text:outline-level="3"><text:bookmark-start text:name="download-code-3"/>Download code<text:bookmark-end text:name="download-code-3"/></text:h>
      <text:p text:style-name="First_20_paragraph">Code at <text:a xlink:type="simple" xlink:href="https://ignatandrei.github.io/console_to_saas/sources/Chapter04.zip" office:name=""><text:span text:style-name="Definition">Chapter04</text:span></text:a></text:p>
      <text:h text:style-name="Heading_20_2" text:outline-level="2"><text:bookmark-start text:name="further-reading-3"/>Further reading<text:bookmark-end text:name="further-reading-3"/></text:h>
      <text:p text:style-name="First_20_paragraph">.NET Core 3.0 Windows application ( WPF, WinForms): <text:a xlink:type="simple" xlink:href="https://docs.microsoft.com/en-us/dotnet/core/whats-new/dotnet-core-3-0" office:name=""><text:span text:style-name="Definition">https://docs.microsoft.com/en-us/dotnet/core/whats-new/dotnet-core-3-0</text:span></text:a></text:p>
      <text:p text:style-name="Text_20_body">MultiTier architecture : <text:a xlink:type="simple" xlink:href="https://en.wikipedia.org/wiki/Multitier_architecture" office:name=""><text:span text:style-name="Definition">https://en.wikipedia.org/wiki/Multitier_architecture</text:span></text:a></text:p>
      <text:h text:style-name="Heading_20_1" text:outline-level="1"><text:bookmark-start text:name="the-first-real-client-zip-folder--componentization--testing--refactoring"/>The first real client: Zip Folder =&gt; Componentization / Testing / Refactoring<text:bookmark-end text:name="the-first-real-client-zip-folder--componentization--testing--refactoring"/></text:h>
      <text:p text:style-name="First_20_paragraph">A client which was interested mentioned that they were using zip files for backup the documents for company service. They were interested in having our product, but we didn’t support zip files. We shared our vision to create a product that is highly customizable, so implementing reading files from zip would be an additional feature. He agreed to pay for it and we started the product development.</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which usually includes inputs, appropriate action and the expected output. The easiest way to achieve this is to add unit tests which does the checking automatically.</text:p>
      <text:h text:style-name="Heading_20_1" text:outline-level="1"><text:bookmark-start text:name="exercise-4"/>Exercise 4<text:bookmark-end text:name="exercise-4"/></text:h>
      <text:p text:style-name="First_20_paragraph">Starting from the solution , add support for reading either from local folder, either from zip file</text:p>
      <text:h text:style-name="Heading_20_2" text:outline-level="2"><text:bookmark-start text:name="impact-to-the-solution-2"/>Impact to the solution<text:bookmark-end text:name="impact-to-the-solution-2"/></text:h>
      <text:p text:style-name="First_20_paragraph">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the other projects, including GUI and console application. In our case we want to make sure that the contract parsing success if we use both file systems.</text:p>
      <text:p text:style-name="Text_20_body">We already identified the operations that needs to be abstract, so let’s write the interfaces that allows this:</text:p>
      <text:list text:style-name="L4">
        <text:list-item>
          <text:p text:style-name="P42">An interface for the file system which supports listing files (IFIleSystem)</text:p>
        </text:list-item>
        <text:list-item>
          <text:p text:style-name="P42">An interface the actual file. This needs to have a Name and to read the content from either a zip file, either a folder into the system (IFile).</text:p>
        </text:list-item>
      </text:list>
      <text:p text:style-name="First_20_paragraph">Our core program needs to:</text:p>
      <text:list text:style-name="L5">
        <text:list-item>
          <text:p text:style-name="P43">find Word documents</text:p>
        </text:list-item>
        <text:list-item>
          <text:p text:style-name="P43">extract information from it</text:p>
        </text:list-item>
      </text:list>
      <text:p text:style-name="First_20_paragraph">These two operations are part of the actual business flow. We need to abstract the finding operation and reading from a file operation and allow different implementations.</text:p>
      <text:p text:style-name="Text_20_body">Code One implementation is from the actual file system (an existing directory) and the other one from the zip archive, hence:</text:p>
      <text:list text:style-name="L6">
        <text:list-item>
          <text:p text:style-name="P44">DirectoryFileSystem</text:p>
        </text:list-item>
        <text:list-item>
          <text:p text:style-name="P44">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Text_20_body">var settings = Settings.From("app.json"); var fileSystem = settings.FileSystemProvider.CurrentFileSystem(); var extractor = new WordContractExtractor(fileSystem); extractor.Start();</text:p>
      <text:h text:style-name="Heading_20_3" text:outline-level="3"><text:bookmark-start text:name="download-code-4"/>Download code<text:bookmark-end text:name="download-code-4"/></text:h>
      <text:p text:style-name="First_20_paragraph">Code at <text:a xlink:type="simple" xlink:href="https://ignatandrei.github.io/console_to_saas/sources/Chapter05.zip" office:name=""><text:span text:style-name="Definition">Chapter05</text:span></text:a></text:p>
      <text:h text:style-name="Heading_20_2" text:outline-level="2"><text:bookmark-start text:name="technical-reading-box"/>Technical Reading Box<text:bookmark-end text:name="technical-reading-box"/></text:h>
      <text:list text:style-name="L7">
        <text:list-item>
          <text:p text:style-name="P45">Interfaces vs Abstract Classes</text:p>
        </text:list-item>
        <text:list-item>
          <text:p text:style-name="P45">IDisposable (for zip extracting)</text:p>
        </text:list-item>
        <text:list-item>
          <text:p text:style-name="P45">FileSystem Abstraction ( exists already: <text:a xlink:type="simple" xlink:href="https://github.com/System-IO-Abstractions/System.IO.Abstractions" office:name=""><text:span text:style-name="Definition">https://github.com/System-IO-Abstractions/System.IO.Abstractions</text:span></text:a> <text:a xlink:type="simple" xlink:href="http://dontcodetired.com/blog/post/Unit-Testing-C-File-Access-Code-with-SystemIOAbstractions" office:name=""><text:span text:style-name="Definition">http://dontcodetired.com/blog/post/Unit-Testing-C-File-Access-Code-with-SystemIOAbstractions</text:span></text:a>)</text:p>
        </text:list-item>
        <text:list-item>
          <text:p text:style-name="P45">How to Serialize interfaces to restore classes</text:p>
        </text:list-item>
        <text:list-item>
          <text:p text:style-name="P45">Unit Test vs Integration Test vs Component Test vs System Test vs Load Test</text:p>
        </text:list-item>
        <text:list-item>
          <text:p text:style-name="P45">ArrangeActAssert vs GWT</text:p>
        </text:list-item>
        <text:list-item>
          <text:p text:style-name="P45">Mock vs Fakes vs Stubs : <text:a xlink:type="simple" xlink:href="https://martinfowler.com/articles/mocksArentStubs.html" office:name=""><text:span text:style-name="Definition">https://martinfowler.com/articles/mocksArentStubs.html</text:span></text:a></text:p>
        </text:list-item>
        <text:list-item>
          <text:p text:style-name="P45">Technical Deb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onsole2SAAS</dc:title>
    <dc:description/>
    <dc:subject/>
    <meta:keyword/>
    <meta:initial-creator/>
    <dc:creator/>
    <meta:creation-date>2020-02-22T17:36:58Z</meta:creation-date>
    <dc:date>2020-02-22T17:36:58Z</dc:date>
  </office:meta>
</office:document-meta>
</file>